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219" officeooo:paragraph-rsid="000cd219"/>
    </style:style>
    <style:style style:name="P2" style:family="paragraph" style:parent-style-name="Standard">
      <style:text-properties officeooo:rsid="000e12b1" officeooo:paragraph-rsid="000e12b1"/>
    </style:style>
    <style:style style:name="P3" style:family="paragraph" style:parent-style-name="Standard">
      <style:text-properties officeooo:rsid="001164d6" officeooo:paragraph-rsid="001164d6"/>
    </style:style>
    <style:style style:name="P4" style:family="paragraph" style:parent-style-name="Standard">
      <style:text-properties officeooo:rsid="0011ff15" officeooo:paragraph-rsid="0011ff15"/>
    </style:style>
    <style:style style:name="P5" style:family="paragraph" style:parent-style-name="Standard">
      <style:text-properties officeooo:rsid="0012cd74" officeooo:paragraph-rsid="0019fdb9"/>
    </style:style>
    <style:style style:name="P6" style:family="paragraph" style:parent-style-name="Standard">
      <style:text-properties officeooo:rsid="0012cd74" officeooo:paragraph-rsid="001aac32"/>
    </style:style>
    <style:style style:name="P7" style:family="paragraph" style:parent-style-name="Standard">
      <style:text-properties officeooo:rsid="0012cd74" officeooo:paragraph-rsid="001e6749"/>
    </style:style>
    <style:style style:name="P8" style:family="paragraph" style:parent-style-name="Standard">
      <style:text-properties officeooo:rsid="00228f56" officeooo:paragraph-rsid="00228f56"/>
    </style:style>
    <style:style style:name="T1" style:family="text">
      <style:text-properties officeooo:rsid="000b773f"/>
    </style:style>
    <style:style style:name="T2" style:family="text">
      <style:text-properties officeooo:rsid="000e12b1"/>
    </style:style>
    <style:style style:name="T3" style:family="text">
      <style:text-properties officeooo:rsid="00100c40"/>
    </style:style>
    <style:style style:name="T4" style:family="text">
      <style:text-properties officeooo:rsid="0011968b"/>
    </style:style>
    <style:style style:name="T5" style:family="text">
      <style:text-properties officeooo:rsid="0014072b"/>
    </style:style>
    <style:style style:name="T6" style:family="text">
      <style:text-properties officeooo:rsid="0016ce41"/>
    </style:style>
    <style:style style:name="T7" style:family="text">
      <style:text-properties officeooo:rsid="0017a1dc"/>
    </style:style>
    <style:style style:name="T8" style:family="text">
      <style:text-properties officeooo:rsid="001aac32"/>
    </style:style>
    <style:style style:name="T9" style:family="text">
      <style:text-properties officeooo:rsid="001e67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4</text:p>
      <text:p text:style-name="Standard">1. add more <text:span text:style-name="T1">ETFs. China based: FXI</text:span></text:p>
      <text:p text:style-name="Standard"/>
      <text:p text:style-name="P1">ATM up 3.5v to 31<text:span text:style-name="T2">v</text:span>. </text:p>
      <text:p text:style-name="P2">Very volatile during intraday session. <text:span text:style-name="T3">Lot of vicious activities. Lots of people who bought in the AM got stuck in the PM. </text:span></text:p>
      <text:p text:style-name="P1"/>
      <text:p text:style-name="P3">When vol is high, <text:span text:style-name="T4">might be good to do am and pmOpen dev trading. Today it would have worked great. Not suitable for adding delta. </text:span></text:p>
      <text:p text:style-name="P3"/>
      <text:p text:style-name="P4">Intraday trading should never be the norm. Always emulate big players from the start – big players don’t move randomly like that. Overtrading intraday will result in <text:span text:style-name="T6">high </text:span>fees, unstable performance, stress, inconsistency. </text:p>
      <text:p text:style-name="P4"/>
      <text:p text:style-name="P5">There has to be a persistent strategy which is 1.easy <text:span text:style-name="T7">(even a middle schooler understands and can implement)</text:span> 2.consistent regardless of market conditions. <text:span text:style-name="T5">3. highly automated. 4. covers all market conditions. The best is of course automated strategy. </text:span></text:p>
      <text:p text:style-name="P5"/>
      <text:p text:style-name="P6"><text:span text:style-name="T8">People who follow the news are committing vital mistakes. </text:span></text:p>
      <text:p text:style-name="P6"/>
      <text:p text:style-name="P7"><text:span text:style-name="T8">Smart people swim in the bubble and dance until the music stops, others will call out the bubble and miss the opportunity. You always need idiots to foot the bill under all market conditions. The overleveraged players, no system players will pay the bill due to greed and panick. </text:span></text:p>
      <text:p text:style-name="P7"/>
      <text:p text:style-name="P7"><text:span text:style-name="T9">A good strategy should be path-and-direction independent. This means that intraday movements should not impact trading decisions. Level is more important than direction. Direction tricks people to follow it. Experienced look at level, have a level in mind, they do not look at direction.</text:span></text:p>
      <text:p text:style-name="Standard"/>
      <text:p text:style-name="Standard"/>
      <text:p text:style-name="P8">Soros’s book actually contains some good stuff, read it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09:57:42.178522169</meta:creation-date>
    <meta:generator>LibreOffice/6.0.7.3$Linux_X86_64 LibreOffice_project/00m0$Build-3</meta:generator>
    <dc:date>2019-03-04T15:11:37.576362519</dc:date>
    <meta:editing-duration>PT37M10S</meta:editing-duration>
    <meta:editing-cycles>28</meta:editing-cycles>
    <meta:document-statistic meta:table-count="0" meta:image-count="0" meta:object-count="0" meta:page-count="1" meta:paragraph-count="11" meta:word-count="242" meta:character-count="1470" meta:non-whitespace-character-count="1231"/>
  </office:meta>
</office:document-meta>
</file>